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ActionInterceptorsConfig.PageFlowActionInterceptorsConfig( GlobalPageFlowActionInterceptorConfig globalPageFlowActionInterceptors , PerPageFlowActionInterceptorConfig [ ] perPageFlowAction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ActionInterceptorsConfig.getGlobalPageFlowAction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InterceptorsConfig.getPerPageFlowAction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